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/>
    </style:style>
    <style:style style:name="P2" style:family="paragraph" style:parent-style-name="Standard">
      <style:paragraph-properties fo:text-align="start" style:justify-single-word="false"/>
      <style:text-properties style:font-name="DejaVu Sans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"/>
    </style:style>
    <style:style style:name="P4" style:family="paragraph" style:parent-style-name="Standard">
      <style:paragraph-properties fo:text-align="start" style:justify-single-word="false"/>
      <style:text-properties style:font-name="FreeMono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6</text:p>
      <text:p text:style-name="P1">по компьютерной архитектуре</text:p>
      <text:p text:style-name="P1">студента II курса ФИВТ, группа ИВ-02</text:p>
      <text:p text:style-name="P1">Ганжи Ивана Николаевича</text:p>
      <text:p text:style-name="P1">Вариант 223=11011111</text:p>
      <text:p text:style-name="P2"/>
      <text:p text:style-name="P2">Условие:</text:p>
      <text:list xml:id="list320775560" text:style-name="L1">
        <text:list-item>
          <text:p text:style-name="P3">непрямая адресация.</text:p>
          <text:p text:style-name="P3"/>
        </text:list-item>
      </text:list>
      <text:p text:style-name="P2">Код программы:</text:p>
      <text:p text:style-name="P2"/>
      <text:p text:style-name="P4">accept r7:000ch <text:s text:c="6"/></text:p>
      <text:p text:style-name="P4">dw 000ch:0c01h</text:p>
      <text:p text:style-name="P4">dw 0010h:7c00h</text:p>
      <text:p text:style-name="P4">dw 0012h:8fbch</text:p>
      <text:p text:style-name="P4">dw 0014h:0402h</text:p>
      <text:p text:style-name="P4">dw 0016h:2000h</text:p>
      <text:p text:style-name="P4">equ beg:010000000000%</text:p>
      <text:p text:style-name="P4">equ cond:000010000000%</text:p>
      <text:p text:style-name="P4">equ mul:011110000000%</text:p>
      <text:p text:style-name="P4">equ notcond:000000000000%</text:p>
      <text:p text:style-name="P4">equ cancel:001000000000%</text:p>
      <text:p text:style-name="P4">accept r0:001ah <text:s text:c="7"/>\index op1</text:p>
      <text:p text:style-name="P4">dw 001ah:0002h <text:s text:c="8"/>\op1</text:p>
      <text:p text:style-name="P4">accept r15:0002h <text:s text:c="6"/>\op2</text:p>
      <text:p text:style-name="P4">accept r4:0020h <text:s text:c="7"/>\index op3</text:p>
      <text:p text:style-name="P4">accept r5:0030h <text:s text:c="7"/>\index op4</text:p>
      <text:p text:style-name="P4">dw 0020h:0ffffh <text:s text:c="7"/>\op3</text:p>
      <text:p text:style-name="P4">dw 0030h:0f0fh <text:s text:c="8"/>\op4</text:p>
      <text:p text:style-name="P4">dw 0032h:0010h</text:p>
      <text:p text:style-name="P4">dw 0034h:000ch</text:p>
      <text:p text:style-name="P4">accept r1:0032h</text:p>
      <text:p text:style-name="P4">accept r2:0034h</text:p>
      <text:p text:style-name="P4"></text:p>
      <text:p text:style-name="P4">link l1:ct</text:p>
      <text:p text:style-name="P4">link l2:rdm</text:p>
      <text:p text:style-name="P4">link m:15,14,13,12,11,z,z,z,z,z,z,z</text:p>
      <text:p text:style-name="P4">link ewh:16</text:p>
      <text:p text:style-name="P4">link rb:3,2,1,0</text:p>
      <text:p text:style-name="P4">link ra:7,6,5,4</text:p>
      <text:p text:style-name="P4"></text:p>
      <text:p text:style-name="P4">org beg</text:p>
      <text:p text:style-name="P4">{add nil,r7,z;oey;ewl;}</text:p>
      <text:p text:style-name="P4">{r;cjp rdm,cp;add r8,bus_d,z;}</text:p>
      <text:p text:style-name="P4">{add nil,r8,z;cjp no,twoop;}</text:p>
      <text:p text:style-name="P4">{add nil,r8,z;oey;jmap;}</text:p>
      <text:p text:style-name="P4">{cjp nz,cancel;}</text:p>
      <text:p text:style-name="P4"></text:p>
      <text:p text:style-name="P4">org mul</text:p>
      <text:p text:style-name="P4">{add nil,r8,z;oey;ewb;}</text:p>
      <text:p text:style-name="P4">{add nil,rb,z;oey;ewl;}</text:p>
      <text:p text:style-name="P4">{r;cjp rdm,cp;add r13,bus_d,z;}</text:p>
      <text:p text:style-name="P4"></text:p>
      <text:p text:style-name="P4">{xor r3,r3,r3;}</text:p>
      <text:p text:style-name="P4"><text:soft-page-break/>{add r3,r3,16,z;}</text:p>
      <text:p text:style-name="P4">{xor r14,r14;}</text:p>
      <text:p text:style-name="P4">{load rm,z;}</text:p>
      <text:p text:style-name="P4">{xor rq,r15,r13;}</text:p>
      <text:p text:style-name="P4"></text:p>
      <text:p text:style-name="P4">{or r15,r15;load rm,flags;}</text:p>
      <text:p text:style-name="P4">{cjp not rm_n,label1_1;}</text:p>
      <text:p text:style-name="P4">{sub r15,r15,1,not z;}</text:p>
      <text:p text:style-name="P4">{xor r15,0ffffh;}</text:p>
      <text:p text:style-name="P4">label1_1</text:p>
      <text:p text:style-name="P4"></text:p>
      <text:p text:style-name="P4">{or r13,r13;load rm,flags;}</text:p>
      <text:p text:style-name="P4">{cjp not rm_n,label1;}</text:p>
      <text:p text:style-name="P4">{xor r13,8000h;}</text:p>
      <text:p text:style-name="P4">label1</text:p>
      <text:p text:style-name="P4"></text:p>
      <text:p text:style-name="P4">{or sll,r14,r14,z;}</text:p>
      <text:p text:style-name="P4">{or sl.25,r15,r15,z;}</text:p>
      <text:p text:style-name="P4">{cjp not rm_c,label2;}</text:p>
      <text:p text:style-name="P4">{add r14,r14,r13;}</text:p>
      <text:p text:style-name="P4">{add r15,r15,z,z;}</text:p>
      <text:p text:style-name="P4"></text:p>
      <text:p text:style-name="P4">label2</text:p>
      <text:p text:style-name="P4">{sub r3,r3,z,z;load rm,flags;cem_c;}</text:p>
      <text:p text:style-name="P4">{cjp not rm_z,label1;}</text:p>
      <text:p text:style-name="P4"></text:p>
      <text:p text:style-name="P4">{or r3,rq; load rm,flags;}</text:p>
      <text:p text:style-name="P4">{cjp not rm_n,nosign;}</text:p>
      <text:p text:style-name="P4">{xor r14,r14,0ffffh;}</text:p>
      <text:p text:style-name="P4">{xor r15,r15,0ffffh;}</text:p>
      <text:p text:style-name="P4">{add r14,r14,1;}</text:p>
      <text:p text:style-name="P4">{add r15,r15,z,z;}</text:p>
      <text:p text:style-name="P4">nosign</text:p>
      <text:p text:style-name="P4">{or r10,r14,z;}</text:p>
      <text:p text:style-name="P4">{or r14,r15,z;}</text:p>
      <text:p text:style-name="P4">{or r15,r10,z;}</text:p>
      <text:p text:style-name="P4">{cjp nz,lnext;}</text:p>
      <text:p text:style-name="P4"></text:p>
      <text:p text:style-name="P4">twoop</text:p>
      <text:p text:style-name="P4">{xor r9,r9;}</text:p>
      <text:p text:style-name="P4">{add r9,0000110000000000%;}</text:p>
      <text:p text:style-name="P4">{and nil,r9,r8;cjp zo,cancel;}</text:p>
      <text:p text:style-name="P4">{xor r9,r9;}</text:p>
      <text:p text:style-name="P4">{add r9,0000001100011000%;}</text:p>
      <text:p text:style-name="P4">{and nil,r9,r8;cjp zo,cancel;}</text:p>
      <text:p text:style-name="P4"></text:p>
      <text:p text:style-name="P4">{xor r9,r9;}</text:p>
      <text:p text:style-name="P4">{add r9,r8;}</text:p>
      <text:p text:style-name="P4">{and r9,7h;}</text:p>
      <text:p text:style-name="P4">{add nil,r9,z;oey;ewb;}</text:p>
      <text:p text:style-name="P4">{add nil,rb,z;oey;ewl;}</text:p>
      <text:p text:style-name="P4">{r;cjp rdm,cp;add r11,bus_d,z;}</text:p>
      <text:p text:style-name="P4"></text:p>
      <text:p text:style-name="P4">{xor r9,r9;}</text:p>
      <text:p text:style-name="P4">{add r9,r8;}</text:p>
      <text:p text:style-name="P4"><text:soft-page-break/>{and r9,0e0h;}</text:p>
      <text:p text:style-name="P4">{add srl,r9,r9,z;}</text:p>
      <text:p text:style-name="P4">{add nil,r9,z;oey;ewa;}</text:p>
      <text:p text:style-name="P4">{add nil,ra,z;oey;ewl;}</text:p>
      <text:p text:style-name="P4">{r;cjp rdm,cp;add r12,bus_d,z;}</text:p>
      <text:p text:style-name="P4"></text:p>
      <text:p text:style-name="P4">{and r11,r11,r12;}</text:p>
      <text:p text:style-name="P4">{add nil,rb,z;oey;ewl;}</text:p>
      <text:p text:style-name="P4">lwrite {cjp rdm,lwrite;w;or nil,r11,z;oey;}</text:p>
      <text:p text:style-name="P4">{sub r4,1,nz;}</text:p>
      <text:p text:style-name="P4">{sub r5,1,nz;}</text:p>
      <text:p text:style-name="P4">{cjp nz,lnext;}</text:p>
      <text:p text:style-name="P4"></text:p>
      <text:p text:style-name="P4">org cond</text:p>
      <text:p text:style-name="P4">{xor r9,r9;}</text:p>
      <text:p text:style-name="P4">{add r9,000000010000000%;}</text:p>
      <text:p text:style-name="P4">{and nil,r9,r15;cjp not zo,lnext;}</text:p>
      <text:p text:style-name="P4">{xor r7,r7;}</text:p>
      <text:p text:style-name="P4">{add nil,r8,z;oey;ewb;}</text:p>
      <text:p text:style-name="P4">{add nil,rb,z;oey;ewl;}</text:p>
      <text:p text:style-name="P4">{r;cjp rdm,cp;add r7,bus_d,z;}</text:p>
      <text:p text:style-name="P4">{cjp nz,beg;}</text:p>
      <text:p text:style-name="P4"></text:p>
      <text:p text:style-name="P4">org notcond</text:p>
      <text:p text:style-name="P4">{xor r7,r7;}</text:p>
      <text:p text:style-name="P4">{add nil,r8,z;oey;ewb;}</text:p>
      <text:p text:style-name="P4">{add nil,rb,z;oey;ewl;}</text:p>
      <text:p text:style-name="P4">{r;cjp rdm,cp;add r7,bus_d,z;}</text:p>
      <text:p text:style-name="P4">{cjp nz,beg;}</text:p>
      <text:p text:style-name="P4"></text:p>
      <text:p text:style-name="P4">lnext</text:p>
      <text:p text:style-name="P4">{add r7,2;}</text:p>
      <text:p text:style-name="P4">{cjp nz,beg;}</text:p>
      <text:p text:style-name="P4">org cancel</text:p>
      <text:p text:style-name="P4">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Иван </meta:initial-creator>
    <meta:creation-date>2012-05-16T02:37:09</meta:creation-date>
    <dc:date>2012-05-17T19:57:23</dc:date>
    <dc:creator>Иван </dc:creator>
    <meta:editing-duration>PT00H10M48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3" meta:paragraph-count="141" meta:word-count="285" meta:character-count="2527"/>
  </office:meta>
</office:document-meta>
</file>